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orizontal_20_Line">
      <style:text-properties style:font-name="Open Sans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1pt" officeooo:paragraph-rsid="0009d175" style:font-size-asian="11pt" style:font-size-complex="11pt"/>
    </style:style>
    <style:style style:name="P3" style:family="paragraph" style:parent-style-name="Standard">
      <style:text-properties style:font-name="Open Sans" fo:font-size="11pt" officeooo:paragraph-rsid="0009d175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1pt" style:text-underline-style="solid" style:text-underline-width="auto" style:text-underline-color="font-color" fo:font-weight="bold" officeooo:paragraph-rsid="0009d175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Open Sans" fo:font-size="11pt" style:text-underline-style="solid" style:text-underline-width="auto" style:text-underline-color="font-color" officeooo:paragraph-rsid="0009d17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1pt" fo:font-weight="bold" officeooo:paragraph-rsid="0009d175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11pt" officeooo:paragraph-rsid="0009d175" style:font-size-asian="11pt" style:font-size-complex="11pt"/>
    </style:style>
    <style:style style:name="P8" style:family="paragraph" style:parent-style-name="Horizontal_20_Line">
      <style:text-properties style:font-name="Open Sans" fo:font-size="11pt" style:font-size-asian="11pt" style:font-size-complex="11pt"/>
    </style:style>
    <style:style style:name="P9" style:family="paragraph" style:parent-style-name="Horizontal_20_Line">
      <style:text-properties style:font-name="Open Sans" fo:font-size="11pt" officeooo:paragraph-rsid="000da90a" style:font-size-asian="11pt" style:font-size-complex="11pt"/>
    </style:style>
    <style:style style:name="P10" style:family="paragraph" style:parent-style-name="Horizontal_20_Line">
      <style:text-properties style:font-name="Open Sans" fo:font-size="11pt" officeooo:rsid="000da90a" officeooo:paragraph-rsid="000da90a" style:font-size-asian="11pt" style:font-size-complex="11pt"/>
    </style:style>
    <style:style style:name="P11" style:family="paragraph" style:parent-style-name="Horizontal_20_Line">
      <style:text-properties style:font-name="Open Sans" fo:font-size="11pt" officeooo:paragraph-rsid="000f3cb6" style:font-size-asian="11pt" style:font-size-complex="11pt"/>
    </style:style>
    <style:style style:name="P12" style:family="paragraph" style:parent-style-name="Horizontal_20_Line">
      <style:text-properties officeooo:paragraph-rsid="000da90a"/>
    </style:style>
    <style:style style:name="P13" style:family="paragraph" style:parent-style-name="Standard">
      <style:text-properties style:font-name="Open Sans" fo:font-size="11pt" officeooo:paragraph-rsid="000ca886" style:font-size-asian="11pt" style:font-size-complex="11pt"/>
    </style:style>
    <style:style style:name="P14" style:family="paragraph" style:parent-style-name="Standard">
      <style:text-properties style:font-name="Open Sans" fo:font-size="11pt" officeooo:paragraph-rsid="0009d175" style:font-size-asian="11pt" style:font-size-complex="11pt"/>
    </style:style>
    <style:style style:name="P15" style:family="paragraph" style:parent-style-name="Standard">
      <style:text-properties style:font-name="Open Sans" fo:font-size="11pt" officeooo:rsid="0009a7d4" officeooo:paragraph-rsid="000ca886" style:font-size-asian="11pt" style:font-size-complex="11pt"/>
    </style:style>
    <style:style style:name="P16" style:family="paragraph" style:parent-style-name="Standard">
      <style:text-properties style:font-name="Open Sans" fo:font-size="11pt" officeooo:paragraph-rsid="000da90a" style:font-size-asian="11pt" style:font-size-complex="11pt"/>
    </style:style>
    <style:style style:name="P17" style:family="paragraph" style:parent-style-name="Standard">
      <style:text-properties style:font-name="Open Sans" fo:font-size="11pt" style:text-underline-style="solid" style:text-underline-width="auto" style:text-underline-color="font-color" officeooo:rsid="0009a7d4" officeooo:paragraph-rsid="000ca886" style:font-size-asian="11pt" style:font-size-complex="11pt"/>
    </style:style>
    <style:style style:name="P18" style:family="paragraph" style:parent-style-name="Standard">
      <style:text-properties style:font-name="Open Sans" fo:font-size="11pt" style:text-underline-style="none" officeooo:paragraph-rsid="000ca886" style:font-size-asian="11pt" style:font-size-complex="11pt"/>
    </style:style>
    <style:style style:name="P19" style:family="paragraph" style:parent-style-name="Standard">
      <style:text-properties style:font-name="Open Sans" fo:font-size="11pt" style:text-underline-style="none" officeooo:rsid="0009a7d4" officeooo:paragraph-rsid="000ca886" style:font-size-asian="11pt" style:font-size-complex="11pt"/>
    </style:style>
    <style:style style:name="P20" style:family="paragraph" style:parent-style-name="Standard">
      <style:text-properties style:font-name="Open Sans" fo:font-size="11pt" style:text-underline-style="none" officeooo:rsid="000ca886" officeooo:paragraph-rsid="000ca886" style:font-size-asian="11pt" style:font-size-complex="11pt"/>
    </style:style>
    <style:style style:name="P21" style:family="paragraph" style:parent-style-name="Standard">
      <style:text-properties style:text-underline-style="none" officeooo:paragraph-rsid="000ca886"/>
    </style:style>
    <style:style style:name="P22" style:family="paragraph" style:parent-style-name="Text_20_body">
      <style:text-properties style:font-name="Open Sans" fo:font-size="11pt" style:font-size-asian="11pt" style:font-size-complex="11pt"/>
    </style:style>
    <style:style style:name="P23" style:family="paragraph" style:parent-style-name="Text_20_body">
      <style:text-properties style:font-name="Open Sans" fo:font-size="11pt" officeooo:rsid="000a162b" officeooo:paragraph-rsid="000da90a" style:font-size-asian="11pt" style:font-size-complex="11pt"/>
    </style:style>
    <style:style style:name="P24" style:family="paragraph" style:parent-style-name="Text_20_body">
      <style:text-properties style:font-name="Open Sans" fo:font-size="11pt" officeooo:paragraph-rsid="000da90a" style:font-size-asian="11pt" style:font-size-complex="11pt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c49af"/>
    </style:style>
    <style:style style:name="T4" style:family="text">
      <style:text-properties officeooo:rsid="000ca16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a16e"/>
    </style:style>
    <style:style style:name="T7" style:family="text">
      <style:text-properties style:text-underline-style="none" officeooo:rsid="000ca88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Open Sans" fo:font-size="11pt" style:text-underline-style="solid" style:text-underline-width="auto" style:text-underline-color="font-color" officeooo:rsid="000ca886" style:font-size-asian="11pt" style:font-size-complex="11pt"/>
    </style:style>
    <style:style style:name="T10" style:family="text">
      <style:text-properties style:font-name="Open Sans" fo:font-size="11pt" style:text-underline-style="solid" style:text-underline-width="auto" style:text-underline-color="font-color" officeooo:rsid="000da90a" style:font-size-asian="11pt" style:font-size-complex="11pt"/>
    </style:style>
    <style:style style:name="T11" style:family="text">
      <style:text-properties style:font-name="Open Sans" fo:font-size="11pt" style:font-size-asian="11pt" style:font-size-complex="11pt"/>
    </style:style>
    <style:style style:name="T12" style:family="text">
      <style:text-properties style:font-name="Open Sans" fo:font-size="11pt" officeooo:rsid="000ca886" style:font-size-asian="11pt" style:font-size-complex="11pt"/>
    </style:style>
    <style:style style:name="T13" style:family="text">
      <style:text-properties style:font-name="Open Sans" fo:font-size="11pt" officeooo:rsid="0009a7d4" style:font-size-asian="11pt" style:font-size-complex="11pt"/>
    </style:style>
    <style:style style:name="T14" style:family="text">
      <style:text-properties style:font-name="Open Sans" fo:font-size="11pt" officeooo:rsid="00069ebc" style:font-size-asian="11pt" style:font-size-complex="11pt"/>
    </style:style>
    <style:style style:name="T15" style:family="text">
      <style:text-properties style:font-name="Open Sans" fo:font-size="11pt" officeooo:rsid="000da90a" style:font-size-asian="11pt" style:font-size-complex="11pt"/>
    </style:style>
    <style:style style:name="T16" style:family="text">
      <style:text-properties officeooo:rsid="000da90a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énario <text:span text:style-name="T3">A</text:span> : Organisation d’un évènement</text:p>
      <text:p text:style-name="P6">Réunion 2 : Choix du thème</text:p>
      <text:p text:style-name="P2"/>
      <text:p text:style-name="P5"><text:span text:style-name="T8">Objectif de la réunion</text:span> <text:span text:style-name="T4">(~une phrase)</text:span><text:span text:style-name="T6"> </text:span><text:span text:style-name="T5">: </text:span></text:p>
      <text:p text:style-name="P3"/>
      <text:p text:style-name="P3"/>
      <text:p text:style-name="P17"><text:span text:style-name="T8">Ordre du jour</text:span><text:span text:style-name="T5"> :</text:span></text:p>
      <text:p text:style-name="P13"/>
      <text:p text:style-name="P13">1.__________________________________<text:tab/> <text:s text:c="8"/>2.__________________________________</text:p>
      <text:p text:style-name="P13"/>
      <text:p text:style-name="P18">3.__________________________________<text:tab/> <text:s text:c="8"/>4.__________________________________</text:p>
      <text:p text:style-name="P18"/>
      <text:p text:style-name="P3"><text:span text:style-name="T1"/></text:p>
      <text:p text:style-name="P15"><text:span text:style-name="T2">Résumé</text:span><text:span text:style-name="T1"> (~8-10 phrases)</text:span><text:span text:style-name="T5"> :</text:span></text:p>
      <text:p text:style-name="P19"><text:span text:style-name="T1"/></text:p>
      <text:p text:style-name="P19"><text:span text:style-name="T1"/></text:p>
      <text:p text:style-name="P20"><text:span text:style-name="T2">Compte Rendu</text:span><text:span text:style-name="T1"> </text:span></text:p>
      <text:p text:style-name="P21"><text:span text:style-name="T11"/></text:p>
      <text:p text:style-name="P12"><text:span text:style-name="T11">1. </text:span><text:span text:style-name="T13">Theme </text:span><text:span text:style-name="T15">définitif (~1-5 phrases) </text:span><text:span text:style-name="T14"><text:s/>: </text:span></text:p>
      <text:p text:style-name="P9"/>
      <text:p text:style-name="P9"/>
      <text:p text:style-name="P9"/>
      <text:p text:style-name="P12"><text:span text:style-name="T15">2</text:span><text:span text:style-name="T11">. </text:span><text:span text:style-name="T15">Date approximative (~1-5 phrases) </text:span><text:span text:style-name="T14">: </text:span></text:p>
      <text:p text:style-name="P9"/>
      <text:p text:style-name="P9"/>
      <text:p text:style-name="P9"/>
      <text:p text:style-name="P12"><text:span text:style-name="T15">3a</text:span><text:span text:style-name="T11">. </text:span><text:span text:style-name="T15">Invité(s) (~1-2 phrases) :</text:span></text:p>
      <text:p text:style-name="P10">3b. <office:annotation office:name="__Annotation__858_850222803" loext:resolved="false"><dc:creator>Unknown Author</dc:creator><dc:date>2022-01-17T14:57:21.141162761</dc:date><text:p text:style-name="P25"><text:span text:style-name="T17">Difficult to specify a length in advance. Would be good to discuss this together after you have listened to the recordings</text:span></text:p><text:p text:style-name="P25"><text:span text:style-name="T17"/></text:p></office:annotation>Résumé des choix discutés et argument pour et contre :<office:annotation-end office:name="__Annotation__858_850222803"/></text:p>
      <text:p text:style-name="P9"/>
      <text:p text:style-name="P9"/>
      <text:p text:style-name="P11"/>
      <text:p text:style-name="P11"/>
      <text:p text:style-name="P24"/>
      <text:p text:style-name="P16"/>
      <text:p text:style-name="P3"><text:soft-page-break/><text:span text:style-name="T16">4. </text:span><office:annotation office:name="__Annotation__866_850222803" loext:resolved="false"><dc:creator>Unknown Author</dc:creator><dc:date>2022-01-17T14:59:35.385792974</dc:date><text:p text:style-name="P25"><text:span text:style-name="T17">Also difficult to specify a length because it’s an open topic</text:span></text:p><text:p text:style-name="P25"><text:span text:style-name="T17"/></text:p></office:annotation>Autres informations sur l’évènement (durée de l’évènement, organisation de la journée…)<office:annotation-end office:name="__Annotation__866_850222803"/> :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3"><text:span text:style-name="T2">Résumé à haute voix</text:span> : fait par un participant de la réunion et transcrit avec LinS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0:20:28.141473950</meta:creation-date>
    <dc:date>2022-01-17T15:00:11.996165722</dc:date>
    <meta:editing-duration>PT8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90" meta:character-count="661" meta:non-whitespace-character-count="562"/>
  </office:meta>
</office:document-meta>
</file>